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165344BF3FE8E33F5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dash" draw:stroke-dash="Ultrafine_20_Dashed" svg:stroke-width="0.2cm" svg:stroke-color="#999999" draw:marker-start-width="0.8cm" draw:marker-end-width="0.8cm" draw:textarea-horizontal-align="justify" draw:textarea-vertical-align="middle" draw:auto-grow-height="false" fo:min-height="1.672cm" fo:min-width="4.11cm" fo:padding-top="0.225cm" fo:padding-bottom="0.225cm" fo:padding-left="0.35cm" fo:padding-right="0.35cm"/>
    </style:style>
    <style:style style:name="gr2" style:family="graphic" style:parent-style-name="text">
      <style:graphic-properties draw:stroke="solid" draw:stroke-dash="Ultrafine_20_Dashed" svg:stroke-width="0.2cm" svg:stroke-color="#999999" draw:marker-start-width="0.8cm" draw:marker-end-width="0.8cm" draw:textarea-horizontal-align="justify" draw:textarea-vertical-align="middle" draw:auto-grow-height="false" fo:min-height="0.544cm" fo:min-width="2.194cm" fo:padding-top="0.225cm" fo:padding-bottom="0.225cm" fo:padding-left="0.35cm" fo:padding-right="0.35cm"/>
    </style:style>
    <style:style style:name="gr3" style:family="graphic" style:parent-style-name="objectwithoutfill">
      <style:graphic-properties draw:stroke="dash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Dashed" svg:stroke-width="0.1cm" svg:stroke-color="#999999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6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636cm" fo:min-width="1.272cm"/>
    </style:style>
    <style:style style:name="gr7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Ultrafine_20_Dashed" svg:stroke-width="0.1cm" svg:stroke-color="#ff6600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4.391cm"/>
    </style:style>
    <style:style style:name="gr11" style:family="graphic" style:parent-style-name="text">
      <style:graphic-properties draw:stroke="solid" draw:stroke-dash="Ultrafine_20_Dashed" svg:stroke-width="0.2cm" svg:stroke-color="#999999" draw:marker-start-width="0.8cm" draw:marker-end-width="0.8cm" draw:textarea-horizontal-align="justify" draw:textarea-vertical-align="middle" draw:auto-grow-height="false" fo:min-height="1.444cm" fo:min-width="3.996cm" fo:padding-top="0.225cm" fo:padding-bottom="0.225cm" fo:padding-left="0.35cm" fo:padding-right="0.35cm"/>
    </style:style>
    <style:style style:name="gr12" style:family="graphic" style:parent-style-name="objectwithoutfill">
      <style:graphic-properties draw:stroke="dash" draw:stroke-dash="_32__20_Dots_20_1_20_Dash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5.713cm"/>
    </style:style>
    <style:style style:name="gr14" style:family="graphic" style:parent-style-name="standard">
      <style:graphic-properties draw:stroke="none" svg:stroke-color="#000000" draw:fill="none" draw:fill-color="#ffffff" fo:min-height="1.65cm"/>
    </style:style>
    <style:style style:name="gr15" style:family="graphic" style:parent-style-name="standard">
      <style:graphic-properties draw:stroke="none" svg:stroke-color="#000000" draw:fill="none" draw:fill-color="#ffffff" fo:min-height="6.9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text-properties fo:font-size="12pt" style:font-size-asian="12pt" style:font-size-complex="18pt"/>
    </style:style>
    <style:style style:name="P7" style:family="paragraph">
      <loext:graphic-properties draw:fill="none" draw:fill-color="#ffffff"/>
      <style:text-properties fo:font-size="48pt" style:font-size-asian="48pt" style:font-size-complex="18pt"/>
    </style:style>
    <style:style style:name="T1" style:family="text">
      <style:text-properties fo:font-size="12pt" style:font-size-asian="12pt" style:font-size-complex="18pt"/>
    </style:style>
    <style:style style:name="T2" style:family="text">
      <style:text-properties fo:font-size="48pt" style:font-size-asian="4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6.8cm" svg:height="3cm" svg:x="3cm" svg:y="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cm" svg:height="1.1cm" svg:x="4.9cm" svg:y="6cm">
          <text:p text:style-name="P1">ルータ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cm" svg:height="1.1cm" svg:x="4.901cm" svg:y="8.001cm">
          <text:p text:style-name="P1"><text:span text:style-name="T1">ファイアウォール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8cm" svg:height="3cm" svg:x="10.9cm" svg:y="7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9cm" svg:y1="8.6cm" svg:x2="10.8cm" svg:y2="8.6cm">
          <text:p/>
        </draw:line>
        <draw:line draw:style-name="gr3" draw:text-style-name="P3" draw:layer="layout" svg:x1="6.4cm" svg:y1="8cm" svg:x2="6.4cm" svg:y2="7cm">
          <text:p/>
        </draw:line>
        <draw:line draw:style-name="gr3" draw:text-style-name="P3" draw:layer="layout" svg:x1="6.4cm" svg:y1="6cm" svg:x2="6.4cm" svg:y2="5cm">
          <text:p/>
        </draw:line>
        <draw:line draw:style-name="gr4" draw:text-style-name="P3" draw:layer="layout" svg:x1="11cm" svg:y1="11.9cm" svg:x2="6.4cm" svg:y2="9.1cm">
          <text:p/>
        </draw:line>
        <draw:frame draw:style-name="gr5" draw:text-style-name="P4" draw:layer="layout" svg:width="1.878cm" svg:height="0.962cm" svg:x="15.5cm" svg:y="8.1cm">
          <draw:text-box>
            <text:p>DMZ</text:p>
          </draw:text-box>
        </draw:frame>
        <draw:frame draw:style-name="gr6" draw:text-style-name="P4" draw:layer="layout" svg:width="1.772cm" svg:height="0.886cm" svg:x="20.1cm" svg:y="6.6cm">
          <draw:text-box>
            <text:p>学内</text:p>
          </draw:text-box>
        </draw:frame>
        <draw:frame draw:style-name="gr7" draw:text-style-name="P4" draw:layer="layout" svg:width="4.6cm" svg:height="0.886cm" svg:x="4.4cm" svg:y="3.1cm">
          <draw:text-box>
            <text:p>インターネット</text:p>
          </draw:text-box>
        </draw:frame>
        <draw:frame draw:style-name="gr8" draw:text-style-name="P3" draw:layer="layout" svg:width="0.983cm" svg:height="2.154cm" svg:x="12cm" svg:y="7.561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8" draw:text-style-name="P3" draw:layer="layout" svg:width="0.983cm" svg:height="2.154cm" svg:x="13.101cm" svg:y="7.561cm">
          <draw:image xlink:href="Pictures/10000201000000A300000165344BF3FE8E33F5A9.png" xlink:type="simple" xlink:show="embed" xlink:actuate="onLoad" loext:mime-type="image/png">
            <text:p/>
          </draw:image>
        </draw:frame>
        <draw:frame draw:style-name="gr8" draw:text-style-name="P3" draw:layer="layout" svg:width="0.983cm" svg:height="2.154cm" svg:x="14.202cm" svg:y="7.561cm">
          <draw:image xlink:href="Pictures/10000201000000A300000165344BF3FE8E33F5A9.png" xlink:type="simple" xlink:show="embed" xlink:actuate="onLoad" loext:mime-type="image/png">
            <text:p/>
          </draw:image>
        </draw:frame>
        <draw:custom-shape draw:style-name="gr2" draw:text-style-name="P1" draw:layer="layout" svg:width="3cm" svg:height="1.1cm" svg:x="9.401cm" svg:y="16.401cm">
          <text:p text:style-name="P1">L3スイッチ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8" draw:text-style-name="P3" draw:layer="layout" svg:width="0.983cm" svg:height="2.154cm" svg:x="4.401cm" svg:y="20.361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3" draw:layer="layout" svg:width="0.983cm" svg:height="2.154cm" svg:x="5.502cm" svg:y="20.361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3" draw:layer="layout" svg:width="0.983cm" svg:height="2.154cm" svg:x="6.603cm" svg:y="20.361cm">
            <draw:image xlink:href="Pictures/10000201000000A300000165344BF3FE8E33F5A9.png" xlink:type="simple" xlink:show="embed" xlink:actuate="onLoad" loext:mime-type="image/png">
              <text:p/>
            </draw:image>
          </draw:frame>
          <draw:custom-shape draw:style-name="gr2" draw:text-style-name="P1" draw:layer="layout" svg:width="3cm" svg:height="1.1cm" svg:x="4.502cm" svg:y="18.302cm">
            <text:p text:style-name="P1">L2スイッチ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6cm" svg:y1="20.4cm" svg:x2="6cm" svg:y2="19.4cm">
            <text:p/>
          </draw:line>
          <draw:line draw:style-name="gr3" draw:text-style-name="P3" draw:layer="layout" svg:x1="4.9cm" svg:y1="20.4cm" svg:x2="4.9cm" svg:y2="19.4cm">
            <text:p/>
          </draw:line>
          <draw:line draw:style-name="gr3" draw:text-style-name="P3" draw:layer="layout" svg:x1="7.1cm" svg:y1="20.4cm" svg:x2="7.1cm" svg:y2="19.4cm">
            <text:p/>
          </draw:line>
        </draw:g>
        <draw:g>
          <draw:frame draw:style-name="gr8" draw:text-style-name="P3" draw:layer="layout" svg:width="0.983cm" svg:height="2.154cm" svg:x="9.41cm" svg:y="20.412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3" draw:layer="layout" svg:width="0.983cm" svg:height="2.154cm" svg:x="10.511cm" svg:y="20.412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3" draw:layer="layout" svg:width="0.983cm" svg:height="2.154cm" svg:x="11.612cm" svg:y="20.412cm">
            <draw:image xlink:href="Pictures/10000201000000A300000165344BF3FE8E33F5A9.png" xlink:type="simple" xlink:show="embed" xlink:actuate="onLoad" loext:mime-type="image/png">
              <text:p/>
            </draw:image>
          </draw:frame>
          <draw:custom-shape draw:style-name="gr2" draw:text-style-name="P1" draw:layer="layout" svg:width="3cm" svg:height="1.1cm" svg:x="9.511cm" svg:y="18.353cm">
            <text:p text:style-name="P1">L2スイッチ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1.009cm" svg:y1="20.451cm" svg:x2="11.009cm" svg:y2="19.451cm">
            <text:p/>
          </draw:line>
          <draw:line draw:style-name="gr3" draw:text-style-name="P3" draw:layer="layout" svg:x1="9.909cm" svg:y1="20.451cm" svg:x2="9.909cm" svg:y2="19.451cm">
            <text:p/>
          </draw:line>
          <draw:line draw:style-name="gr3" draw:text-style-name="P3" draw:layer="layout" svg:x1="12.109cm" svg:y1="20.451cm" svg:x2="12.109cm" svg:y2="19.451cm">
            <text:p/>
          </draw:line>
        </draw:g>
        <draw:g>
          <draw:frame draw:style-name="gr8" draw:text-style-name="P3" draw:layer="layout" svg:width="0.983cm" svg:height="2.154cm" svg:x="14.42cm" svg:y="20.462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3" draw:layer="layout" svg:width="0.983cm" svg:height="2.154cm" svg:x="15.521cm" svg:y="20.462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8" draw:text-style-name="P3" draw:layer="layout" svg:width="0.983cm" svg:height="2.154cm" svg:x="16.622cm" svg:y="20.462cm">
            <draw:image xlink:href="Pictures/10000201000000A300000165344BF3FE8E33F5A9.png" xlink:type="simple" xlink:show="embed" xlink:actuate="onLoad" loext:mime-type="image/png">
              <text:p/>
            </draw:image>
          </draw:frame>
          <draw:custom-shape draw:style-name="gr2" draw:text-style-name="P1" draw:layer="layout" svg:width="3cm" svg:height="1.1cm" svg:x="14.521cm" svg:y="18.403cm">
            <text:p text:style-name="P1">L2スイッチ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3" draw:layer="layout" svg:x1="16.019cm" svg:y1="20.501cm" svg:x2="16.019cm" svg:y2="19.501cm">
            <text:p/>
          </draw:line>
          <draw:line draw:style-name="gr3" draw:text-style-name="P3" draw:layer="layout" svg:x1="14.919cm" svg:y1="20.501cm" svg:x2="14.919cm" svg:y2="19.501cm">
            <text:p/>
          </draw:line>
          <draw:line draw:style-name="gr3" draw:text-style-name="P3" draw:layer="layout" svg:x1="17.119cm" svg:y1="20.501cm" svg:x2="17.119cm" svg:y2="19.501cm">
            <text:p/>
          </draw:line>
        </draw:g>
        <draw:line draw:style-name="gr9" draw:text-style-name="P3" draw:layer="layout" svg:x1="11cm" svg:y1="18.4cm" svg:x2="11cm" svg:y2="17.4cm">
          <text:p/>
        </draw:line>
        <draw:line draw:style-name="gr9" draw:text-style-name="P3" draw:layer="layout" svg:x1="9.3cm" svg:y1="16.9cm" svg:x2="6cm" svg:y2="18.2cm">
          <text:p/>
        </draw:line>
        <draw:line draw:style-name="gr9" draw:text-style-name="P3" draw:layer="layout" svg:x1="12.4cm" svg:y1="16.9cm" svg:x2="16cm" svg:y2="18.3cm">
          <text:p/>
        </draw:line>
        <draw:frame draw:style-name="gr10" draw:text-style-name="P6" draw:layer="layout" svg:width="4.9cm" svg:height="4.641cm" svg:x="8.8cm" svg:y="22.729cm">
          <draw:text-box>
            <text:p><text:span text:style-name="T1">LAN(</text:span><text:span text:style-name="T1">２</text:span><text:span text:style-name="T1">F)</text:span></text:p>
            <text:p><text:span text:style-name="T1"/></text:p>
            <text:p><text:span text:style-name="T1">部屋の数</text:span></text:p>
            <text:p><text:span text:style-name="T1"/></text:p>
            <text:p text:style-name="P5"><text:span text:style-name="T1"/></text:p>
            <text:p><text:span text:style-name="T1">WiFi</text:span><text:span text:style-name="T1">を使うユーザ数</text:span></text:p>
            <text:p><text:span text:style-name="T1"/></text:p>
            <text:p><text:span text:style-name="T1"/></text:p>
            <text:p><text:span text:style-name="T1">合計：</text:span></text:p>
            <text:p><text:span text:style-name="T1">L2</text:span><text:span text:style-name="T1">スイッチのポート数</text:span></text:p>
          </draw:text-box>
        </draw:frame>
        <draw:custom-shape draw:style-name="gr11" draw:text-style-name="P1" draw:layer="layout" svg:width="4.9cm" svg:height="2.098cm" svg:x="8.6cm" svg:y="12.002cm">
          <text:p text:style-name="P1">コアスイッチ</text:p>
          <text:p text:style-name="P1">L3スイッチ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3" draw:layer="layout" svg:x1="2cm" svg:y1="6.6cm" svg:x2="40.1cm" svg:y2="6.6cm">
          <text:p/>
        </draw:line>
        <draw:frame draw:style-name="gr13" draw:text-style-name="P6" draw:layer="layout" svg:width="5.4cm" svg:height="5.963cm" svg:x="3.7cm" svg:y="22.73cm">
          <draw:text-box>
            <text:p><text:span text:style-name="T1">LAN(H101,H102)</text:span></text:p>
            <text:p><text:span text:style-name="T1"/></text:p>
            <text:p><text:span text:style-name="T1">※</text:span><text:span text:style-name="T1">情報棟１階は普通の部屋ではなので、２階３階とは数え方が違うことに注意</text:span></text:p>
            <text:p><text:span text:style-name="T1"/></text:p>
            <text:p><text:span text:style-name="T1">PC <text:s text:c="5"/></text:span><text:span text:style-name="T1">台</text:span></text:p>
            <text:p><text:span text:style-name="T1"/></text:p>
            <text:p><text:span text:style-name="T1">WiFi</text:span><text:span text:style-name="T1">を使うユーザ数</text:span></text:p>
            <text:p><text:span text:style-name="T1"/></text:p>
            <text:p><text:span text:style-name="T1"/></text:p>
            <text:p text:style-name="P5"><text:span text:style-name="T1">合計：</text:span></text:p>
            <text:p><text:span text:style-name="T1">L2</text:span><text:span text:style-name="T1">スイッチのポート数</text:span></text:p>
          </draw:text-box>
        </draw:frame>
        <draw:line draw:style-name="gr9" draw:text-style-name="P3" draw:layer="layout" svg:x1="11cm" svg:y1="16.1cm" svg:x2="11cm" svg:y2="14.1cm">
          <text:p/>
        </draw:line>
        <draw:frame draw:style-name="gr10" draw:text-style-name="P6" draw:layer="layout" svg:width="4.9cm" svg:height="4.641cm" svg:x="14.1cm" svg:y="22.73cm">
          <draw:text-box>
            <text:p><text:span text:style-name="T1">LAN(</text:span><text:span text:style-name="T1">３</text:span><text:span text:style-name="T1">F)</text:span></text:p>
            <text:p><text:span text:style-name="T1"/></text:p>
            <text:p><text:span text:style-name="T1">部屋の数</text:span></text:p>
            <text:p><text:span text:style-name="T1"/></text:p>
            <text:p text:style-name="P5"><text:span text:style-name="T1"/></text:p>
            <text:p><text:span text:style-name="T1">WiFi</text:span><text:span text:style-name="T1">を使うユーザ数</text:span></text:p>
            <text:p><text:span text:style-name="T1"/></text:p>
            <text:p><text:span text:style-name="T1"/></text:p>
            <text:p><text:span text:style-name="T1">合計：</text:span></text:p>
            <text:p><text:span text:style-name="T1">L2</text:span><text:span text:style-name="T1">スイッチのポート数</text:span></text:p>
          </draw:text-box>
        </draw:frame>
        <draw:frame draw:style-name="gr14" draw:text-style-name="P4" draw:layer="layout" svg:width="5cm" svg:height="1.9cm" svg:x="4.7cm" svg:y="15.3cm">
          <draw:text-box>
            <text:p>情報棟</text:p>
          </draw:text-box>
        </draw:frame>
        <draw:frame draw:style-name="gr14" draw:text-style-name="P4" draw:layer="layout" svg:width="5cm" svg:height="1.9cm" svg:x="19.2cm" svg:y="15.2cm">
          <draw:text-box>
            <text:p>情報系大学院棟</text:p>
            <text:p>（新しい建物）</text:p>
          </draw:text-box>
        </draw:frame>
        <draw:frame draw:style-name="gr14" draw:text-style-name="P4" draw:layer="layout" svg:width="5cm" svg:height="1.9cm" svg:x="25.1cm" svg:y="15.2cm">
          <draw:text-box>
            <text:p>１０周年記念棟</text:p>
          </draw:text-box>
        </draw:frame>
        <draw:frame draw:style-name="gr14" draw:text-style-name="P4" draw:layer="layout" svg:width="5cm" svg:height="1.9cm" svg:x="30.1cm" svg:y="15.2cm">
          <draw:text-box>
            <text:p>講義棟</text:p>
          </draw:text-box>
        </draw:frame>
        <draw:frame draw:style-name="gr14" draw:text-style-name="P4" draw:layer="layout" svg:width="5cm" svg:height="1.9cm" svg:x="33.8cm" svg:y="15.2cm">
          <draw:text-box>
            <text:p>事務棟</text:p>
          </draw:text-box>
        </draw:frame>
        <draw:frame draw:style-name="gr14" draw:text-style-name="P4" draw:layer="layout" svg:width="3cm" svg:height="1.9cm" svg:x="37.9cm" svg:y="15.2cm">
          <draw:text-box>
            <text:p>体育館</text:p>
          </draw:text-box>
        </draw:frame>
        <draw:line draw:style-name="gr9" draw:text-style-name="P3" draw:layer="layout" svg:x1="21.3cm" svg:y1="15.1cm" svg:x2="13.5cm" svg:y2="14cm">
          <text:p/>
        </draw:line>
        <draw:line draw:style-name="gr9" draw:text-style-name="P3" draw:layer="layout" svg:x1="27.4cm" svg:y1="15cm" svg:x2="13.5cm" svg:y2="13.5cm">
          <text:p/>
        </draw:line>
        <draw:line draw:style-name="gr9" draw:text-style-name="P3" draw:layer="layout" svg:x1="31.4cm" svg:y1="15.1cm" svg:x2="13.5cm" svg:y2="12.9cm">
          <text:p/>
        </draw:line>
        <draw:line draw:style-name="gr9" draw:text-style-name="P3" draw:layer="layout" svg:x1="35.1cm" svg:y1="15.1cm" svg:x2="13.5cm" svg:y2="12.3cm">
          <text:p/>
        </draw:line>
        <draw:frame draw:style-name="gr15" draw:text-style-name="P7" draw:layer="layout" svg:width="20.6cm" svg:height="10.608cm" svg:x="20.1cm" svg:y="17.4cm">
          <draw:text-box>
            <text:p><text:span text:style-name="T2"><text:s text:c="4"/></text:span><text:span text:style-name="T2">(</text:span><text:span text:style-name="T2">省略</text:span><text:span text:style-name="T2">)</text:span></text:p>
            <text:p><text:span text:style-name="T2"/></text:p>
            <text:p><text:span text:style-name="T2">… </text:span><text:span text:style-name="T2">他の建物分は各自書く…</text:span></text:p>
            <text:p><text:span text:style-name="T2"/></text:p>
            <text:p><text:span text:style-name="T2">注：数を数えるのが目的なので、図は書かなくても良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5-08T14:31:02.131369648</meta:creation-date>
    <dc:date>2024-07-09T13:02:06.908316191</dc:date>
    <meta:editing-duration>PT22M4S</meta:editing-duration>
    <meta:editing-cycles>11</meta:editing-cycles>
    <meta:generator>LibreOffice/6.1.5.2$Linux_X86_64 LibreOffice_project/10$Build-2</meta:generator>
    <meta:document-statistic meta:object-count="59"/>
  </office:meta>
</office:document-meta>
</file>